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XIntegration.init( final LogUI logu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SXIntegration.invoke( Object proxy , Method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SXIntegration.setHandled( Object event ,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